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lain_20_Text" style:list-style-name="WWNum3"/>
    <style:style style:name="P2" style:family="paragraph" style:parent-style-name="Plain_20_Text">
      <style:text-properties style:font-name="Courier New" style:font-name-complex="Courier New1"/>
    </style:style>
    <style:style style:name="P3" style:family="paragraph" style:parent-style-name="Plain_20_Text" style:master-page-name="Standard">
      <style:paragraph-properties style:page-number="auto"/>
    </style:style>
    <style:style style:name="T1" style:family="text">
      <style:text-properties style:font-name="Courier New" style:font-name-complex="Courier New1"/>
    </style:style>
    <style:style style:name="gr1" style:family="graphic">
      <style:graphic-properties draw:stroke="solid" svg:stroke-width="0.071cm" svg:stroke-color="#243f60" draw:stroke-linejoin="round" draw:fill="none" fo:min-height="0.794cm" fo:min-width="0.635cm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0" draw:name="Forme libre 3" draw:style-name="gr1" svg:width="0.636cm" svg:height="0.795cm" svg:x="11.243cm" svg:y="0cm"><text:p/><draw:enhanced-geometry draw:type="0"/></draw:custom-shape><text:span text:style-name="T1">Plan de match pokeTap</text:span></text:p>
      <text:list xml:id="list740493123" text:style-name="WWNum3">
        <text:list-item>
          <text:p text:style-name="P1"><text:span text:style-name="T1">Finir le diagramme (Max jeudi 21 février) done</text:span></text:p>
        </text:list-item>
        <text:list-item>
          <text:p text:style-name="P1"><text:span text:style-name="T1">Trouver les images et l’arrière-plan done</text:span></text:p>
        </text:list-item>
        <text:list-item>
          <text:p text:style-name="P1"><text:span text:style-name="T1">Afficher arrière-plan à partir de la boucle de jeux (lundi 25 février) done</text:span></text:p>
        </text:list-item>
        <text:list-item>
          <text:p text:style-name="P1"><text:span text:style-name="T1">Faire la BD (Jeudi 4 mars 2013)</text:span></text:p>
        </text:list-item>
        <text:list-item>
          <text:p text:style-name="P1"><text:span text:style-name="T1">Afficher trou sur arrière-plan (Trouver comment faire) </text:span></text:p>
        </text:list-item>
        <text:list-item>
          <text:p text:style-name="P1"><text:span text:style-name="T1">Commencer l’animation avec la boucle de jeux</text:span></text:p>
        </text:list-item>
        <text:list-item>
          <text:p text:style-name="P1"><text:span text:style-name="T1">Trouver musique et bruit d’objet</text:span></text:p>
        </text:list-item>
      </text:list>
      <text:p text:style-name="P2"/>
      <text:p text:style-name="P2"/>
      <text:p text:style-name="P2"/>
      <text:p text:style-name="Plain_20_Text"><text:span text:style-name="T1">Boucle de jeux (classe Games)</text:span></text:p>
      <text:p text:style-name="Plain_20_Text"><text:span text:style-name="T1">Marmotte qui sort dans un thread </text:span></text:p>
      <text:p text:style-name="Plain_20_Text"><text:span text:style-name="T1">Soleil qui brille, oiseau pokemon qui traverse l’écran dans un thread</text:span></text:p>
      <text:p text:style-name="Plain_20_Text"><text:span text:style-name="T1">Animer le texte dans un thread </text:span></text:p>
      <text:p text:style-name="Plain_20_Text"><text:span text:style-name="T1">A chaque niveau de pointage faire bouger un personnage dans le bas</text:span></text:p>
      <text:p text:style-name="Plain_20_Text"><text:span text:style-name="T1">Base de données meille</text:span><text:bookmark text:name="_GoBack"/><text:span text:style-name="T1">ur scores.</text:span></text:p>
      <text:p text:style-name="P2"/>
      <text:p text:style-name="Plain_20_Text"><text:span text:style-name="T1">Réseau : Les deux personnes jouent en même temps. Ils s’envoient chaque leur scores à chaque seconde ou demi seconde.</text:span></text:p>
      <text:p text:style-name="P2"/>
      <text:p text:style-name="Plain_20_Text"><text:span text:style-name="T1">A chaque certain pointage une personne se met à bouger dans le bas. (pikachu, jigglypuff qui chante, otaria(Phoque), excelangue</text:span></text:p>
      <text:p text:style-name="P2"/>
      <text:p text:style-name="Plain_20_Text"><text:span text:style-name="T1">Description du jeu : Jeu de marmotte avec un thème de Pokémon. La marmotte est remplacée par Moewth et le marteau par l’os de l’ossatueur.</text:span></text:p>
      <text:p text:style-name="Plain_20_Text"><text:span text:style-name="T1">Le fond d’écran est l’arène. </text:span></text:p>
      <text:p text:style-name="P2"/>
      <text:p text:style-name="P2">Info pour faire BD :</text:p>
      <text:p text:style-name="P2"/>
      <text:p text:style-name="P2">C:\Program Files\Eiffel Software\EiffelStudio 7.1 GPL\unstable\library\persistency\database\sqlite3</text:p>
      <text:p text:style-name="P2">C:\Program Files\Eiffel Software\EiffelStudio 7.1 GPL\unstable\library\persistency\database\sqlite3\examples\insert_and_print</text:p>
      <text:p text:style-name="P2">$ISE_EIFFEL/unstable</text:p>
      <text:p text:style-name="P2"/>
      <text:p text:style-name="P2"/>
      <text:p text:style-name="Plain_20_Text"><text:span text:style-name="T1">A corriger : Enlever application</text:span></text:p>
      <text:p text:style-name="Plain_20_Text"><text:span text:style-name="T1"><text:tab/>Héritage multiple </text:span></text:p>
      <text:p text:style-name="Plain_20_Text"><text:span text:style-name="T1"><text:tab/>Mettre deffered image dans le code.(animation aussi)</text:span></text:p>
      <text:p text:style-name="Plain_20_Text"><text:span text:style-name="T1">Mettre images de la bonne grandeu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CA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CA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lain_20_Text" style:display-name="Plain Text" style:family="paragraph" style:parent-style-name="Standard" style:default-outline-level="">
      <style:paragraph-properties fo:margin-top="0cm" fo:margin-bottom="0cm" fo:line-height="100%"/>
      <style:text-properties style:font-name="Consolas" fo:font-size="10.5pt" style:font-size-asian="10.5pt" style:font-size-complex="10.5pt"/>
    </style:style>
    <style:style style:name="Default_20_Paragraph_20_Font" style:display-name="Default Paragraph Font" style:family="text"/>
    <style:style style:name="Texte_20_brut_20_Car" style:display-name="Texte brut Car" style:family="text" style:parent-style-name="Default_20_Paragraph_20_Font">
      <style:text-properties style:font-name="Consolas" fo:font-size="10.5pt" style:font-size-asian="10.5pt" style:font-size-complex="10.5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61cm" fo:margin-left="1.41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648cm" fo:margin-right="2.64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vice Informatique</meta:initial-creator>
    <meta:editing-cycles>3</meta:editing-cycles>
    <meta:creation-date>2013-02-18T22:54:00</meta:creation-date>
    <dc:date>2013-02-28T15:58:37</dc:date>
    <meta:editing-duration>P0D</meta:editing-duration>
    <meta:generator>LibreOffice/3.5$Linux_x86 LibreOffice_project/350m1$Build-2</meta:generator>
    <meta:document-statistic meta:table-count="0" meta:image-count="0" meta:object-count="0" meta:page-count="1" meta:paragraph-count="26" meta:word-count="214" meta:character-count="1111" meta:non-whitespace-character-count="1245"/>
    <meta:user-defined meta:name="AppVersion">14.0000</meta:user-defined>
    <meta:user-defined meta:name="Company">Cégep de Drummondvil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64EED9F4.dotm" xlink:href=""/>
  </office:meta>
</office:document-meta>
</file>